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Auswertung 3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>
            <text:p>Anstieg</text:p>
          </table:table-cell>
          <table:table-cell table:style-name="ce3" office:value-type="string" calcext:value-type="string">
            <text:p>Fehler</text:p>
          </table:table-cell>
          <table:table-cell/>
          <table:table-cell office:value-type="string" calcext:value-type="string">
            <text:p>const</text:p>
          </table:table-cell>
          <table:table-cell table:style-name="ce3" office:value-type="string" calcext:value-type="string">
            <text:p>viskosität</text:p>
          </table:table-cell>
          <table:table-cell table:style-name="ce3" office:value-type="string" calcext:value-type="string">
            <text:p>Fehler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-0.00135865320809" calcext:value-type="float">
            <text:p>-1.359E-03</text:p>
          </table:table-cell>
          <table:table-cell office:value-type="float" office:value="0.00000243920721795" calcext:value-type="float">
            <text:p>2.439E-06</text:p>
          </table:table-cell>
          <table:table-cell/>
          <table:table-cell table:formula="of:=PI()*[.B6]*[.B9]/8" office:value-type="float" office:value="3852.37799146448" calcext:value-type="float">
            <text:p>3.852E+03</text:p>
          </table:table-cell>
          <table:table-cell table:formula="of:=[.E3]*[.B12]^4/[.B18]/[.B15]/[.B3]" office:value-type="float" office:value="-0.00059657874251162" calcext:value-type="float">
            <text:p>-5.966E-04</text:p>
          </table:table-cell>
          <table:table-cell table:formula="of:=[.E3]*SQRT((4*[.B12]^3/[.B18]/[.B15]/[.B3]*[.C12])^2+([.B12]^4/[.B18]^2/[.B15]/[.B3]*[.C18])^2+([.B12]^4/[.B18]/[.B15]/[.B3]^2*[.C3])^2)" office:value-type="float" office:value="0.0000193969522133398" calcext:value-type="float">
            <text:p>1.940E-0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Dichte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00" calcext:value-type="float">
            <text:p>1.000E+0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g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9.81" calcext:value-type="float">
            <text:p>9.810E+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ehler</text:p>
          </table:table-cell>
          <table:table-cell table:number-columns-repeated="1021"/>
        </table:table-row>
        <table:table-row table:style-name="ro2">
          <table:table-cell/>
          <table:table-cell table:formula="of:=0.373*10^-3" office:value-type="float" office:value="0.000373" calcext:value-type="float">
            <text:p>3.730E-04</text:p>
          </table:table-cell>
          <table:table-cell table:formula="of:=0.003*10^-3" office:value-type="float" office:value="0.000003" calcext:value-type="float">
            <text:p>3.000E-0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A </text:p>
          </table:table-cell>
          <table:table-cell table:number-columns-repeated="1022"/>
        </table:table-row>
        <table:table-row table:style-name="ro2">
          <table:table-cell/>
          <table:table-cell table:formula="of:=20*10^-6/0.05" office:value-type="float" office:value="0.0004" calcext:value-type="float">
            <text:p>4.000E-0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l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0.23" calcext:value-type="float">
            <text:p>2.300E-01</text:p>
          </table:table-cell>
          <table:table-cell office:value-type="float" office:value="0.001" calcext:value-type="float">
            <text:p>1.000E-03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7:54:28.288376225</meta:creation-date>
    <dc:date>2018-05-19T18:24:26.413714082</dc:date>
    <meta:editing-duration>PT7M19S</meta:editing-duration>
    <meta:editing-cycles>1</meta:editing-cycles>
    <meta:generator>LibreOffice/5.1.6.2$Linux_X86_64 LibreOffice_project/10m0$Build-2</meta:generator>
    <meta:document-statistic meta:table-count="1" meta:cell-count="24" meta:object-count="0"/>
  </office:meta>
</office:document-meta>
</file>